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line-height="200%"/>
      <style:text-properties style:font-name="Times" fo:font-size="12pt" style:font-size-asian="12pt" style:font-size-complex="12pt"/>
    </style:style>
    <style:style style:name="P2" style:family="paragraph" style:parent-style-name="Standard">
      <style:paragraph-properties fo:line-height="200%" fo:text-align="center" style:justify-single-word="false"/>
      <style:text-properties style:font-name="Times" fo:font-size="12pt" style:font-size-asian="12pt" style:font-size-complex="12pt"/>
    </style:style>
    <style:style style:name="P3" style:family="paragraph" style:parent-style-name="Standard">
      <style:paragraph-properties fo:line-height="200%" fo:text-align="start" style:justify-single-word="false"/>
    </style:style>
    <style:style style:name="T1" style:family="text">
      <style:text-properties style:font-name="Times" fo:font-size="12pt" style:font-size-asian="12pt" style:font-size-complex="12pt"/>
    </style:style>
    <style:style style:name="T2" style:family="text">
      <style:text-properties style:font-name="Times" fo:font-size="12pt" fo:font-style="italic" style:font-size-asian="12pt" style:font-style-asian="italic" style:font-size-complex="12pt"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hael Gilliland</text:p>
      <text:p text:style-name="P1">Professor Paul Kilpatrick</text:p>
      <text:p text:style-name="P1">Cinema</text:p>
      <text:p text:style-name="P1">25 February 2013</text:p>
      <text:p text:style-name="P2">Burn It Down</text:p>
      <text:p text:style-name="P3"><text:span text:style-name="T1"><text:tab/>I chose the “Burn It Down scene” from </text:span><text:span text:style-name="T2">Inglorious Basterds</text:span><text:span text:style-name="T1"> because it is a beautifully executed moment of transition from a state of surprise and confusion to one of massacre, chaos and explosion. This scene occurs shortly after he many gathered Nazis have been surprised by the face of Jewish Shosanna Dreyfus, hijacking the propaganda-ridden dialog of Nazi war hero, Fredrick Zoller. Through the reel, Shosanna then promises her theater's unwanted attendees, “You are all going to die.”</text:span></text:p>
      <text:p text:style-name="P3"><text:span text:style-name="T1"><text:tab/>The first part of this clip is cut into from a brief glimpse of confused Goebbels who is denying that Shosanna's inflated face is a genuine component of his film. Then, from a viewpoint behind the screen, for the flash of a second, we see nothing but blue tinted, black and white lips saying, “Marcel.” Next, through the camera's eye, the viewers are transported a few yards back behind Marcel's right shoulder as he is looking intently at Shosanna's projected face.</text:span></text:p>
      <text:p text:style-name="P3"><text:span text:style-name="T1"><text:tab/>In this cut in, Gobbels' propaganda is denied by the Jewish saboteur – his confusion is dismissed by the answering face of the new (soon to be) war hero, replacing that of Zoller (the older hero). The light blue saturated coloration of the old fashioned video looks ghostly, as if the recently deceased Shosanna is back from the grave, seeking revenge upon the Nazi killers who murdered her family and people. The cut in is of enormous importance because it provides a sense of hopelessness for the Nazis through the revelation of the new war hero's hidden motives being unveiled and her vengeance exacted.</text:span></text:p>
      <text:p text:style-name="P3"><text:span text:style-name="T1"><text:tab/>At the beginning of the clip, behind the screen and Marcel's back we can see only three things: Marcel, the top of the pile of nitrate film and Shosanna's ghostly face from the nose down. The </text:span><text:soft-page-break/><text:span text:style-name="T1">lattermost of these three things is what our eyes are drawn to as we see and hear (the now slightly more distant lips) say, “Burn it down.” These three clearly annunciated words are essentially all we hear. There is some light murmuring of confused Nazis in the background, however, as far as the English-speaking viewer is concerned, their confusion should have been appeased by the phrase. Marcel, the projection of Shosanna and the film are the only objects we see because they are the only elements we care about at this moment. For the proper combination of these three alone will determine whether the protagonists are victorious.</text:span></text:p>
      <text:p text:style-name="P3"><text:span text:style-name="T1"><text:tab/>Next the camera takes us in front of Marcel's face placed at an almost intimate distance in the dead center of the wide shot. We see him from his neckline to his hairline, the camera perpendicular to his face, looking from the direction of the screen but at a closer distance. To his left there are a few light wisps of smoke which are being emitted from the cigarette we later learn he is holding. He nods without ever blinking, accepting the symbolical torch that has been passed onto him by Shosanna. We see a black, void backdrop as we look into his smiling face. His honest smile is indicative of his deep love for Shosanna and his joy in seeing the successful concretion of their secret plan. His face it lit naturally and the little we see of his shirt is lit brightly, almost glowingly. The natural lighting emphasizes his humanity and loyalty in accepting his role in the massacre.</text:span></text:p>
      <text:p text:style-name="P3"><text:span text:style-name="T1"><text:tab/>After Marcel's brief nod, he quickly mutters “Oui, Shosanna,” quickly, it is almost difficult to understand what he is saying. What is interesting about this utterance is that it is unnecessary, almost redundant. The joyous emotion that the actor sets upon his face is enough to indicate his intention to fulfill the plot; the brief nod he provides further solidifies this intention; these words are almost overkill but not quite. By the time his words are finished the mumbling of the German theater patrons has dissolved.</text:span></text:p>
      <text:p text:style-name="P3"><text:span text:style-name="T1"><text:tab/>We see a close-up of Marcel's hand planted on his side holding a smoking cigarette between his </text:span><text:soft-page-break/><text:span text:style-name="T1">middle finger and thumb. The camera is at equal height with Marcel's side. As with the close-up of Marcel's face, the background is black, albeit there are some unrecognizable splotchy gray objects. This scene acts as the final “passing of the torch” scene. Marcel, in flicking the cigarette, is bringing his role in the destruction of the Nazis to an end and is leaving the rest up to the projectile cigarette. This brief scene's purpose is purely transitional. As he flicks the cigarette and it departs his hand at the center of the camera's view, a loud resonant flicking noise is heard and is held out. This is done to help ease the transition to the following scene filmed in slow-motion.</text:span></text:p>
      <text:p text:style-name="P3"><text:span text:style-name="T1"><text:tab/>The cigarette floats, rolling over itself always almost perpendicularly to the line of sight of the camera. In this slow-motion shot there are three main physical planes that are visible: a plane in which the cigarette and smoke reside, a plane of moving specks of dust moving against the cigarette and finally the plane of the background. The cigarette and its trailing smoke spin throughout the flight of the cigarette, without significantly dropping as the camera tracks them. Although it is moving to the left its placement in the screen does not change significantly. The plane of specks, however, moves quickly against the cigarette. The specks seem to be the only thing aside from the actual flipping of the cigarette (and its slight drop) indicating its movement. In fact, the background and its shady, vaguely rectangular shapes drop below the cigarette creating a parallax effect as if the cigarette is truly flying.</text:span></text:p>
      <text:p text:style-name="P3"><text:span text:style-name="T1"><text:tab/>As it is airbourne, the cigarette makes light scratching noises, as it struggles to work it way past the final obstacle that stands between it and the pile of film that will be downfall of the evil Nazi leaders – that obstacle being – the very air through which it soars.</text:span></text:p>
      <text:p text:style-name="P3"><text:span text:style-name="T1"><text:tab/>The flying cigarette scene is the longest in the sequence of the scenes present in the 15 second clip I selected and justly so. For this scene is the transition into the climax of the film. All the characters' plans have been made and many have died to see this moment through.</text:span></text:p>
      <text:p text:style-name="P3"><text:span text:style-name="T1"><text:tab/>Tarantino, however, does not let us get too attached to the cigarette. He abruptly ends the scene </text:span><text:soft-page-break/><text:span text:style-name="T1">by jumping the camera to the nitrate film which bursts into red hot flame. The camera is focused on a small area of film and reels, looking down on it and showing the impact of the cigarette and the flame therefrom, but not much more. This close-up shot was used for two reasons: (1) the pile of film was unveiled earlier and showing the whole pile again would take away from the initial surprise and (2) showing more flame would take away from later burning scenes of a greater magnitude. The sound of the burning is somewhat standard, however, there is a slight buzzing noise which is presumably the nitrate being consumed by the flame. This scene is very brief. At just about the time when you have received enough information about the burning film, the camera is transitioned to be above the audience, centering in on the theater screen to display one of the greatest scenes of the movie.</text:span></text:p>
      <text:p text:style-name="P3"><text:span text:style-name="T1"><text:tab/>Size, color, laugh of victory, head swing back, flames rising. Fire consumes her, but it doesn't. It consumes the Nazis! Face, Fire, Curtains. Sound of fire, shouting, laughing. Same angle as on Marcel. Audience aren't in scene anymore she's won, higher viewing ang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svg:font-family="Time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24T22:56:52</meta:creation-date>
    <meta:generator>LibreOffice/3.5$Linux_X86_64 LibreOffice_project/350m1$Build-202</meta:generator>
    <dc:date>2013-02-25T04:04:11</dc:date>
    <meta:editing-duration>PT5H5M50S</meta:editing-duration>
    <meta:editing-cycles>102</meta:editing-cycles>
    <meta:document-statistic meta:table-count="0" meta:image-count="0" meta:object-count="0" meta:page-count="4" meta:paragraph-count="17" meta:word-count="1278" meta:character-count="7409" meta:non-whitespace-character-count="6136"/>
  </office:meta>
</office:document-meta>
</file>